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80000015A79960C2C529A2533.png" manifest:media-type="image/png"/>
  <manifest:file-entry manifest:full-path="Pictures/1000000100000372000000B178A6D434E7006933.png" manifest:media-type="image/png"/>
  <manifest:file-entry manifest:full-path="Pictures/1000000100000646000001B811C26C2F79ACC6EE.png" manifest:media-type="image/png"/>
  <manifest:file-entry manifest:full-path="Pictures/10000001000002DA0000029556DDCA65CFDA5A61.png" manifest:media-type="image/png"/>
  <manifest:file-entry manifest:full-path="Pictures/100000010000039D00000284E0D716E2E7EC1BE1.png" manifest:media-type="image/png"/>
  <manifest:file-entry manifest:full-path="Pictures/10000001000002E7000000EC601B6E6348C6D27C.png" manifest:media-type="image/png"/>
  <manifest:file-entry manifest:full-path="Pictures/10000001000001BA00000135A7FD9D0D18DE90C5.png" manifest:media-type="image/png"/>
  <manifest:file-entry manifest:full-path="Pictures/10000001000001C8000000F1C121D60A9C71BCE2.png" manifest:media-type="image/png"/>
  <manifest:file-entry manifest:full-path="Pictures/100000010000031C000001EE99B7F05BC3BEA97A.png" manifest:media-type="image/png"/>
  <manifest:file-entry manifest:full-path="Pictures/100000010000034700000115C102DC7EC6DAF0CF.png" manifest:media-type="image/png"/>
  <manifest:file-entry manifest:full-path="Pictures/10000001000003AF0000028C4B972397DBF18AF4.png" manifest:media-type="image/png"/>
  <manifest:file-entry manifest:full-path="Pictures/1000000100000652000002B40D3713DEA71B28E9.png" manifest:media-type="image/png"/>
  <manifest:file-entry manifest:full-path="Pictures/10000001000002D4000002B33356C5D2BD03FC49.png" manifest:media-type="image/png"/>
  <manifest:file-entry manifest:full-path="Pictures/100000010000039800000205601E381BA507C7C2.png" manifest:media-type="image/png"/>
  <manifest:file-entry manifest:full-path="Pictures/100000010000031B000001191F4A8AAB4B83E869.png" manifest:media-type="image/png"/>
  <manifest:file-entry manifest:full-path="Pictures/10000001000002F50000010EA8F05A2386014117.png" manifest:media-type="image/png"/>
  <manifest:file-entry manifest:full-path="Pictures/100000010000031A00000195DB399462372B3479.png" manifest:media-type="image/png"/>
  <manifest:file-entry manifest:full-path="Pictures/10000001000002D7000001B908662A3E7C22ADF5.png" manifest:media-type="image/png"/>
  <manifest:file-entry manifest:full-path="Pictures/10000001000002E0000001E84CB178ED7D7149DD.png" manifest:media-type="image/png"/>
  <manifest:file-entry manifest:full-path="Pictures/100000010000036400000114FB8D474F3C8F8261.png" manifest:media-type="image/png"/>
  <manifest:file-entry manifest:full-path="Pictures/10000001000002D6000000BA432884AE2C4143EB.png" manifest:media-type="image/png"/>
  <manifest:file-entry manifest:full-path="Pictures/1000000100000276000000FC9FF2A56D5E25B580.png" manifest:media-type="image/png"/>
  <manifest:file-entry manifest:full-path="Pictures/10000001000002DD000001E919FC11CD894F59F9.png" manifest:media-type="image/png"/>
  <manifest:file-entry manifest:full-path="Pictures/100000010000024E000000E8FDF6171A136846BD.png" manifest:media-type="image/png"/>
  <manifest:file-entry manifest:full-path="Pictures/10000001000002DD000001DF773215F30858D4CB.png" manifest:media-type="image/png"/>
  <manifest:file-entry manifest:full-path="Pictures/10000001000002E00000019CDC7D822E3B0C947A.png" manifest:media-type="image/png"/>
  <manifest:file-entry manifest:full-path="Pictures/10000001000002C2000001892159191B5BB079C5.png" manifest:media-type="image/png"/>
  <manifest:file-entry manifest:full-path="Pictures/100000010000028C000001C45B6D5679A81239F8.png" manifest:media-type="image/png"/>
  <manifest:file-entry manifest:full-path="Pictures/100000010000029B0000015AE942B77179BA8A49.png" manifest:media-type="image/png"/>
  <manifest:file-entry manifest:full-path="Pictures/10000001000002EE0000015D0B9D82071EEFF5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Heading_20_3">
      <style:text-properties officeooo:rsid="007f1700" officeooo:paragraph-rsid="007f1700"/>
    </style:style>
    <style:style style:name="P77" style:family="paragraph" style:parent-style-name="Standard">
      <style:text-properties officeooo:rsid="007f1700" officeooo:paragraph-rsid="007f1700"/>
    </style:style>
    <style:style style:name="P78" style:family="paragraph" style:parent-style-name="Standard">
      <style:text-properties officeooo:paragraph-rsid="0069eb38"/>
    </style:style>
    <style:style style:name="P79" style:family="paragraph" style:parent-style-name="Standard">
      <style:text-properties officeooo:rsid="006c2af8" officeooo:paragraph-rsid="006c2af8"/>
    </style:style>
    <style:style style:name="P80" style:family="paragraph" style:parent-style-name="Standard">
      <style:text-properties officeooo:rsid="006c81ee" officeooo:paragraph-rsid="006c81ee"/>
    </style:style>
    <style:style style:name="P81" style:family="paragraph" style:parent-style-name="Standard">
      <style:text-properties officeooo:paragraph-rsid="0070e1ba"/>
    </style:style>
    <style:style style:name="P82" style:family="paragraph" style:parent-style-name="Standard">
      <style:text-properties officeooo:rsid="00726938" officeooo:paragraph-rsid="00726938"/>
    </style:style>
    <style:style style:name="P83" style:family="paragraph" style:parent-style-name="Standard">
      <style:text-properties officeooo:rsid="00760bcd" officeooo:paragraph-rsid="00760bcd"/>
    </style:style>
    <style:style style:name="P84" style:family="paragraph" style:parent-style-name="Standard">
      <style:text-properties officeooo:rsid="00777d50" officeooo:paragraph-rsid="007e22df"/>
    </style:style>
    <style:style style:name="P85" style:family="paragraph" style:parent-style-name="Standard">
      <style:text-properties officeooo:rsid="007e22df" officeooo:paragraph-rsid="007e22df"/>
    </style:style>
    <style:style style:name="P86" style:family="paragraph" style:parent-style-name="Standard">
      <style:text-properties officeooo:rsid="007ea550" officeooo:paragraph-rsid="007ea550"/>
    </style:style>
    <style:style style:name="P87" style:family="paragraph" style:parent-style-name="Standard">
      <style:text-properties officeooo:rsid="008376cc" officeooo:paragraph-rsid="008376cc"/>
    </style:style>
    <style:style style:name="P88" style:family="paragraph" style:parent-style-name="Standard">
      <style:text-properties officeooo:rsid="00853bac" officeooo:paragraph-rsid="00853bac"/>
    </style:style>
    <style:style style:name="P89" style:family="paragraph" style:parent-style-name="Standard">
      <style:text-properties officeooo:rsid="00853bac" officeooo:paragraph-rsid="00853bac"/>
    </style:style>
    <style:style style:name="P90" style:family="paragraph" style:parent-style-name="Standard">
      <style:text-properties officeooo:rsid="0087c4c0" officeooo:paragraph-rsid="0087c4c0"/>
    </style:style>
    <style:style style:name="P91" style:family="paragraph" style:parent-style-name="Standard">
      <style:text-properties officeooo:rsid="008af36d" officeooo:paragraph-rsid="008af36d"/>
    </style:style>
    <style:style style:name="P92" style:family="paragraph" style:parent-style-name="Standard">
      <style:text-properties officeooo:rsid="008f0381" officeooo:paragraph-rsid="008f0381"/>
    </style:style>
    <style:style style:name="P93" style:family="paragraph" style:parent-style-name="Standard">
      <style:text-properties officeooo:rsid="0093019a" officeooo:paragraph-rsid="0093019a"/>
    </style:style>
    <style:style style:name="P94" style:family="paragraph" style:parent-style-name="Standard">
      <style:text-properties officeooo:rsid="0093f14f" officeooo:paragraph-rsid="0093f14f"/>
    </style:style>
    <style:style style:name="P95" style:family="paragraph" style:parent-style-name="Standard">
      <style:text-properties officeooo:rsid="009556cf" officeooo:paragraph-rsid="009556cf"/>
    </style:style>
    <style:style style:name="P96" style:family="paragraph" style:parent-style-name="Standard">
      <style:text-properties officeooo:rsid="0095e386" officeooo:paragraph-rsid="0095e386"/>
    </style:style>
    <style:style style:name="P97" style:family="paragraph" style:parent-style-name="Standard">
      <style:text-properties officeooo:rsid="0095f3f8" officeooo:paragraph-rsid="0095f3f8"/>
    </style:style>
    <style:style style:name="P98" style:family="paragraph" style:parent-style-name="Text_20_body" style:list-style-name="L1"/>
    <style:style style:name="P99"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fo:font-style="normal" fo:font-weight="normal" officeooo:rsid="0049aede" style:font-style-asian="normal" style:font-weight-asian="normal" style:font-style-complex="normal" style:font-weight-complex="normal"/>
    </style:style>
    <style:style style:name="T15" style:family="text">
      <style:text-properties fo:font-style="normal" fo:font-weight="normal" officeooo:rsid="005c13d2" style:font-style-asian="normal" style:font-weight-asian="normal" style:font-style-complex="normal" style:font-weight-complex="normal"/>
    </style:style>
    <style:style style:name="T16" style:family="text">
      <style:text-properties officeooo:rsid="00239d7e"/>
    </style:style>
    <style:style style:name="T17" style:family="text">
      <style:text-properties officeooo:rsid="0026034c"/>
    </style:style>
    <style:style style:name="T18" style:family="text">
      <style:text-properties officeooo:rsid="0029ccfb"/>
    </style:style>
    <style:style style:name="T19" style:family="text">
      <style:text-properties officeooo:rsid="002aaf52"/>
    </style:style>
    <style:style style:name="T20" style:family="text">
      <style:text-properties officeooo:rsid="002c05ea"/>
    </style:style>
    <style:style style:name="T21" style:family="text">
      <style:text-properties officeooo:rsid="002e4848"/>
    </style:style>
    <style:style style:name="T22" style:family="text">
      <style:text-properties fo:font-weight="normal" style:font-weight-asian="normal" style:font-weight-complex="normal"/>
    </style:style>
    <style:style style:name="T23" style:family="text">
      <style:text-properties fo:font-weight="normal" officeooo:rsid="0032e903" style:font-weight-asian="normal" style:font-weight-complex="normal"/>
    </style:style>
    <style:style style:name="T24" style:family="text">
      <style:text-properties officeooo:rsid="00337cdd"/>
    </style:style>
    <style:style style:name="T25" style:family="text">
      <style:text-properties officeooo:rsid="003b26a4"/>
    </style:style>
    <style:style style:name="T26" style:family="text">
      <style:text-properties officeooo:rsid="003bfcc6"/>
    </style:style>
    <style:style style:name="T27" style:family="text">
      <style:text-properties officeooo:rsid="003f3ee4"/>
    </style:style>
    <style:style style:name="T28" style:family="text">
      <style:text-properties officeooo:rsid="0041b832"/>
    </style:style>
    <style:style style:name="T29" style:family="text">
      <style:text-properties officeooo:rsid="00432a76"/>
    </style:style>
    <style:style style:name="T30" style:family="text">
      <style:text-properties officeooo:rsid="0043c1c0"/>
    </style:style>
    <style:style style:name="T31" style:family="text">
      <style:text-properties officeooo:rsid="0044f2d9"/>
    </style:style>
    <style:style style:name="T32" style:family="text">
      <style:text-properties officeooo:rsid="0046f073"/>
    </style:style>
    <style:style style:name="T33" style:family="text">
      <style:text-properties officeooo:rsid="0047f4e2"/>
    </style:style>
    <style:style style:name="T34" style:family="text">
      <style:text-properties fo:language="en" fo:country="US"/>
    </style:style>
    <style:style style:name="T35" style:family="text">
      <style:text-properties fo:language="en" fo:country="US" fo:font-weight="bold"/>
    </style:style>
    <style:style style:name="T36" style:family="text">
      <style:text-properties officeooo:rsid="004a95d5"/>
    </style:style>
    <style:style style:name="T37" style:family="text">
      <style:text-properties fo:color="#569cd6" loext:opacity="100%"/>
    </style:style>
    <style:style style:name="T38" style:family="text">
      <style:text-properties fo:color="#9cdcfe" loext:opacity="100%"/>
    </style:style>
    <style:style style:name="T39" style:family="text">
      <style:text-properties fo:color="#d4d4d4" loext:opacity="100%"/>
    </style:style>
    <style:style style:name="T40" style:family="text">
      <style:text-properties fo:color="#d4d4d4" loext:opacity="100%" style:font-name="Droid Sans Mono" fo:font-size="10.5pt" fo:font-weight="normal" fo:background-color="#1f1f1f" loext:char-shading-value="0"/>
    </style:style>
    <style:style style:name="T41" style:family="text">
      <style:text-properties fo:color="#ce9178" loext:opacity="100%"/>
    </style:style>
    <style:style style:name="T42" style:family="text">
      <style:text-properties fo:color="#dcdcaa" loext:opacity="100%"/>
    </style:style>
    <style:style style:name="T43" style:family="text">
      <style:text-properties officeooo:rsid="004f1af2"/>
    </style:style>
    <style:style style:name="T44" style:family="text">
      <style:text-properties officeooo:rsid="00503059"/>
    </style:style>
    <style:style style:name="T45" style:family="text">
      <style:text-properties officeooo:rsid="00528500"/>
    </style:style>
    <style:style style:name="T46" style:family="text">
      <style:text-properties officeooo:rsid="00538093"/>
    </style:style>
    <style:style style:name="T47" style:family="text">
      <style:text-properties officeooo:rsid="005796b0"/>
    </style:style>
    <style:style style:name="T48" style:family="text">
      <style:text-properties officeooo:rsid="005b6010"/>
    </style:style>
    <style:style style:name="T49" style:family="text">
      <style:text-properties officeooo:rsid="005c13d2"/>
    </style:style>
    <style:style style:name="T50" style:family="text">
      <style:text-properties officeooo:rsid="005c6d23"/>
    </style:style>
    <style:style style:name="T51" style:family="text">
      <style:text-properties officeooo:rsid="005f3c57"/>
    </style:style>
    <style:style style:name="T52" style:family="text">
      <style:text-properties officeooo:rsid="0060232f"/>
    </style:style>
    <style:style style:name="T53" style:family="text">
      <style:text-properties officeooo:rsid="00613cc9"/>
    </style:style>
    <style:style style:name="T54" style:family="text">
      <style:text-properties officeooo:rsid="0065d92c"/>
    </style:style>
    <style:style style:name="T55" style:family="text">
      <style:text-properties officeooo:rsid="00670b6a"/>
    </style:style>
    <style:style style:name="T56" style:family="text">
      <style:text-properties officeooo:rsid="00686a16"/>
    </style:style>
    <style:style style:name="T57" style:family="text">
      <style:text-properties officeooo:rsid="006c81ee"/>
    </style:style>
    <style:style style:name="T58" style:family="text">
      <style:text-properties officeooo:rsid="006de721"/>
    </style:style>
    <style:style style:name="T59" style:family="text">
      <style:text-properties officeooo:rsid="0070e1ba"/>
    </style:style>
    <style:style style:name="T60" style:family="text">
      <style:text-properties officeooo:rsid="00726938"/>
    </style:style>
    <style:style style:name="T61" style:family="text">
      <style:text-properties officeooo:rsid="0072ba71"/>
    </style:style>
    <style:style style:name="T62" style:family="text">
      <style:text-properties officeooo:rsid="00736148"/>
    </style:style>
    <style:style style:name="T63" style:family="text">
      <style:text-properties officeooo:rsid="00760bcd"/>
    </style:style>
    <style:style style:name="T64" style:family="text">
      <style:text-properties officeooo:rsid="0077cff2"/>
    </style:style>
    <style:style style:name="T65" style:family="text">
      <style:text-properties officeooo:rsid="00787894"/>
    </style:style>
    <style:style style:name="T66" style:family="text">
      <style:text-properties officeooo:rsid="0079b80c"/>
    </style:style>
    <style:style style:name="T67" style:family="text">
      <style:text-properties officeooo:rsid="007b50f8"/>
    </style:style>
    <style:style style:name="T68" style:family="text">
      <style:text-properties officeooo:rsid="007c046f"/>
    </style:style>
    <style:style style:name="T69" style:family="text">
      <style:text-properties officeooo:rsid="007e22df"/>
    </style:style>
    <style:style style:name="T70" style:family="text">
      <style:text-properties officeooo:rsid="00804a5b"/>
    </style:style>
    <style:style style:name="T71" style:family="text">
      <style:text-properties officeooo:rsid="0080627a"/>
    </style:style>
    <style:style style:name="T72" style:family="text">
      <style:text-properties officeooo:rsid="008930ef"/>
    </style:style>
    <style:style style:name="T73" style:family="text">
      <style:text-properties officeooo:rsid="008c095b"/>
    </style:style>
    <style:style style:name="T74" style:family="text">
      <style:text-properties officeooo:rsid="009094e9"/>
    </style:style>
    <style:style style:name="T75" style:family="text">
      <style:text-properties officeooo:rsid="0091fa4b"/>
    </style:style>
    <style:style style:name="T76" style:family="text">
      <style:text-properties officeooo:rsid="0093019a"/>
    </style:style>
    <style:style style:name="T77" style:family="text">
      <style:text-properties officeooo:rsid="0093f14f"/>
    </style:style>
    <style:style style:name="T78" style:family="text">
      <style:text-properties officeooo:rsid="009556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4" draw:name="Image2" text:anchor-type="char" svg:x="3.6972in" svg:y="0.6693in" svg:width="3.5661in" svg:height="2.1283in" draw:z-index="1"><draw:image xlink:href="Pictures/100000010000039800000205601E381BA507C7C2.png" xlink:type="simple" xlink:show="embed" xlink:actuate="onLoad" draw:mime-type="image/png"/></draw:frame><draw:frame draw:style-name="fr4"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6">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7">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18">t</text:span>.bin dosyası aslında bir hard disk = virtual disk olarak gözükecektir. <text:span text:style-name="T19">Makefile içerisinde yorumlar eklendi. Bu işlemleri çalışma dizininde terminal açılarak aşağıdaki komutlar aracılığıyla yapılabilir.</text:span></text:p>
      <text:p text:style-name="P43"><text:tab/><text:span text:style-name="T19">| make</text:span></text:p>
      <text:p text:style-name="P43"><text:tab/><text:span text:style-name="T19">|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1">Bu kısma kodlara eklemedim..</text:span></text:p>
      <text:p text:style-name="P44"/>
      <text:p text:style-name="P44"/>
      <text:p text:style-name="P44"/>
      <text:p text:style-name="P44"/>
      <text:p text:style-name="P44"><text:soft-page-break/></text:p>
      <text:p text:style-name="P44"/>
      <text:p text:style-name="P44">- <text:span text:style-name="T20">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51"/>
      <text:p text:style-name="P14"><text:span text:style-name="T22">Protected Mode’a gelince, artık A:B şeklindeki erişimde A: segment yerine selector şeklinde olur. A GDT tablosunda bir offset’e denk gelir. GDT içerisinde descriptor listesi bulunur ve her bir descriptor </text:span><text:span text:style-name="T23">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4">|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5">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6">Projeyi yeniden yapılandırma, düzen açısın önemlidir. Bir düzenleme yaptık</text:span></text:p>
      <text:p text:style-name="P23">- <text:span text:style-name="T27">Enable A20 Line</text:span></text:p>
      <text:p text:style-name="P23"><text:tab/><text:span text:style-name="T27">Bellek ile ilgili yapılan okumalarda karşılaşılan bir problem için A20 line enable edilmesi gerekiyormuş. Basit bir register yazması yaptık.</text:span></text:p>
      <text:p text:style-name="P23"/>
      <text:p text:style-name="P53"><text:span text:style-name="T13">- </text:span>Creating a Cross Compiler So We Can Code In C</text:p>
      <text:p text:style-name="P53"/>
      <text:p text:style-name="P60">Çalışılan mimari ile yazılan kodların çalışacağı mimarinin farklı olması <text:span text:style-name="T28">durumunda Cross Compiler kullanırız. Yine osdevWiki yi kullanabiliriz güzel bir kaynak var. (</text:span><text:a xlink:type="simple" xlink:href="https://wiki.osdev.org/GCC_Cross-Compiler" text:style-name="Internet_20_link" text:visited-style-name="Visited_20_Internet_20_Link"><text:span text:style-name="T28">https://wiki.osdev.org/GCC_Cross-Compiler</text:span></text:a><text:span text:style-name="T28">)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s</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29">texinfo</text:span></text:p>
      <text:p text:style-name="P62"><text:tab/>| sudo apt install lib<text:span text:style-name="T29">cloog-isl-dev <text:s/>//bu paket bulanamıyor ancak problem değil.</text:span></text:p>
      <text:p text:style-name="P62"><text:tab/>| sudo apt install lib<text:span text:style-name="T29">isl</text:span>-dev</text:p>
      <text:p text:style-name="P62"/>
      <text:p text:style-name="P64"><text:span text:style-name="T30">Sonrasında binutils (GNU Binutils) için kaynak kodlar indirilir. Bu binary tool paketlerini içerir. </text:span>The GNU Binutils are a collection of binary tools. The main ones are:</text:p>
      <text:list xml:id="list1065627142" text:style-name="L1">
        <text:list-item>
          <text:p text:style-name="P99"><text:span text:style-name="T3">ld</text:span> - the GNU linker. </text:p>
        </text:list-item>
        <text:list-item>
          <text:p text:style-name="P99"><text:span text:style-name="T3">as</text:span> - the GNU assembler. </text:p>
        </text:list-item>
        <text:list-item>
          <text:p text:style-name="P98"><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p>
      <text:p text:style-name="P65"><text:span text:style-name="T30">Sonrasında GCC Mirrors indirilir. (</text:span><text:a xlink:type="simple" xlink:href="https://www.gnu.org/software/gcc/mirrors.html" text:style-name="Internet_20_link" text:visited-style-name="Visited_20_Internet_20_Link"><text:span text:style-name="T30">https://www.gnu.org/software/gcc/mirrors.html</text:span></text:a><text:span text:style-name="T30"> altından) </text:span><text:span text:style-name="T31">(French, with no snapshot, </text:span>/pub/gcc/releases/gcc-10.2.0 <text:s text:c="2"/><text:span text:style-name="T31">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2">(</text:span><text:span text:style-name="T33">$HOME/</text:span><text:span text:style-name="T32">src/binutils-2.35.90 path’i içerisinde)</text:span></text:p>
      <text:p text:style-name="P58"/>
      <text:p text:style-name="P57">export PREFIX="$HOME/opt/cross"</text:p>
      <text:p text:style-name="P56">export TARGET=i686-elf</text:p>
      <text:p text:style-name="P55">export PATH="$PREFIX/bin:$PATH"</text:p>
      <text:p text:style-name="P57"><text:soft-page-break/>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1">Üst komutta x, y ve z yerine indirdiğimiz bin-utils dosyanın versiyon numarasını gireriz. Benim örneğinde 2.35.90 olduğundan sırasıyla x,y,z için bu değerlerle değiştirdim.</text:span></text:p>
      <text:p text:style-name="P27"/>
      <text:p text:style-name="P28">Benzer işlemleri gcc için de yapacağız.</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oft-page-break/><text:span text:style-name="T14">“export”: <text:s/></text:span><text:span text:style-name="T34">The 'export' command in Linux is </text:span><text:span text:style-name="T35">a built-in shell command that allows you to set environment variables to be available to all child processes of the shell</text:span><text:span text:style-name="T34">.</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6">build.sh içerisine şu komutlar eklenip </text:span></text:p>
      <text:p text:style-name="P69"/>
      <text:p text:style-name="P69"><text:tab/>#bin/bash</text:p>
      <text:p text:style-name="P68"><text:span text:style-name="T37"><text:tab/>export</text:span> <text:span text:style-name="T38">PREFIX</text:span><text:span text:style-name="T39">=</text:span><text:span text:style-name="T41">"</text:span><text:span text:style-name="T38">$HOME</text:span><text:span text:style-name="T41">/opt/cross"</text:span></text:p>
      <text:p text:style-name="P68"><text:span text:style-name="T37"><text:tab/>export</text:span> <text:span text:style-name="T38">TARGET</text:span><text:span text:style-name="T39">=</text:span><text:span text:style-name="T41">i686-elf</text:span></text:p>
      <text:p text:style-name="P68"><text:span text:style-name="T37"><text:tab/>export</text:span> <text:span text:style-name="T38">PATH</text:span><text:span text:style-name="T39">=</text:span><text:span text:style-name="T41">"</text:span><text:span text:style-name="T38">$PREFIX</text:span><text:span text:style-name="T41">/bin:</text:span><text:span text:style-name="T38">$PATH</text:span><text:span text:style-name="T41">"</text:span></text:p>
      <text:p text:style-name="P68"><text:span text:style-name="T42"><text:tab/>make</text:span> <text:span text:style-name="T41">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3">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3">i için kaynak yine var (</text:span><text:a xlink:type="simple" xlink:href="https://wiki.osdev.org/ATA_read/write_sectors" text:style-name="Internet_20_link" text:visited-style-name="Visited_20_Internet_20_Link"><text:span text:style-name="T43">https://wiki.osdev.org/ATA_read/write_sectors</text:span></text:a><text:span text:style-name="T43">) <text:s/></text:span><text:span text:style-name="T44">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5">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6">Bu adresi biz belirledik ve değişebiliyor</text:span><text:span text:style-name="T45"> </text:span><text:span text:style-name="T46">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6">https://wiki.osdev.org/Memory_Map_(x86)</text:span></text:a><text:span text:style-name="T46">)</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2"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7">What a view captain, huh?</text:span></text:p>
      <text:p text:style-name="P38"/>
      <text:p text:style-name="P38">- <text:span text:style-name="T48">Alignment Issues</text:span></text:p>
      <text:p text:style-name="P38"/>
      <text:p text:style-name="P38">- <text:span text:style-name="T49">C code</text:span></text:p>
      <text:p text:style-name="P39">C ile kod yazmak için bazı eklemeler gerçekleştirdik. Öncelikle kernel.c ve kernel.h oluşturduk ve içerisinde kernel_main adında bir fonksiyon oluşturduk. Bunun derlenmesi <text:span text:style-name="T50">(Makefile içerisinde ekleme yaptık)</text:span> ve Assembly içerisindeki start rutininden bunun çağırılmasını <text:span text:style-name="T50">(kernel.asm içerisinde global olarak tanımladık ve _start rutininde “call” ile C dosyamızdaki kernel_main fonksiyonumuzu çağırdık)</text:span> sağladık.</text:p>
      <text:p text:style-name="P39"/>
      <text:p text:style-name="P70"><text:span text:style-name="T15">-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1">İlginç gelebilir ancak yine belirli adresler </text:span><text:span text:style-name="T52">var bunu yapmak için. </text:span><text:span text:style-name="T53">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2"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4">High and l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3"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8"><text:span text:style-name="T54">Interrupt Descriptor Array: yukarıda oluşturduğumuz struct’tan oluşan array’dir. Ve her bir eleman bir interrupt’a denk gelir. Bunun için de basitçe bir struct oluşturabiliriz (IDT’nin base adresi ve boyutunu belirler). </text:span><text:span text:style-name="T55">Bunu implemente etmek için de kodlarımızı oluşturduk. </text:span><text:span text:style-name="T56">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0">lidt</text:span><text:span text:style-name="T56">) kullanacağız ancak bunu assembly de yapmak zorundayız.</text:span></text:p>
      <text:p text:style-name="P75"/>
      <text:p text:style-name="P79">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57">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57"> aşağıdaki gibi implemente ettik.</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0">Kod içerisine yorumlarımı ekledim. Anlaşılmayacak bir şey yok gibi duruyor. <text:span text:style-name="T58">Arkadaki temel mantığı bilince kodu anlaması gerçekten kolay oluyormuş.</text:span></text:p>
      <text:p text:style-name="P80"/>
      <text:p text:style-name="P81"><text:span text:style-name="T57">- </text:span>Implementing In and Out Functions</text:p>
      <text:p text:style-name="P81"><text:span text:style-name="T59">Daha önce “in” ve “out” instruction’ları görmüştük. Ancak bunları C dosyalarından erişemiyoruz. <text:s/>Bunları C dosyalarında da kullanmak için /io klasörünü ekledik. </text:span><text:span text:style-name="T60">İnternetten bu komutların açıklamalarını bulabiliriz. </text:span><text:span text:style-name="T61">Bu komutların <text:s/>assembly karşılığına yazdık. </text:span></text:p>
      <text:p text:style-name="P81"><draw:frame draw:style-name="fr1" draw:name="Image21" text:anchor-type="char" svg:x="0.348in" svg:y="0.1083in" svg:width="3.1272in" svg:height="1.0327in" draw:z-index="20"><draw:image xlink:href="Pictures/100000010000034700000115C102DC7EC6DAF0CF.png" xlink:type="simple" xlink:show="embed" xlink:actuate="onLoad" draw:mime-type="image/png"/></draw:frame></text:p>
      <text:p text:style-name="P81"><draw:frame draw:style-name="fr1" draw:name="Image22" text:anchor-type="char" svg:x="3.6591in" svg:y="0.0035in" svg:width="2.9665in" svg:height="0.8689in" draw:z-index="21"><draw:image xlink:href="Pictures/100000010000036400000114FB8D474F3C8F8261.png" xlink:type="simple" xlink:show="embed" xlink:actuate="onLoad" draw:mime-type="image/png"/></draw:frame></text:p>
      <text:p text:style-name="P81"/>
      <text:p text:style-name="P81"/>
      <text:p text:style-name="P81"/>
      <text:p text:style-name="P82"><text:s/></text:p>
      <text:p text:style-name="P82"><text:soft-page-break/>- <text:span text:style-name="T62">Programmable Interrupt Controller </text:span><text:span text:style-name="T63">(PIC)</text:span></text:p>
      <text:p text:style-name="P82"/>
      <text:p text:style-name="P83">PIC, <draw:frame draw:style-name="fr1" draw:name="Image23" text:anchor-type="char" svg:x="0in" svg:y="0.3299in" svg:width="2.7319in" svg:height="1.5209in" draw:z-index="22"><draw:image xlink:href="Pictures/10000001000002C2000001892159191B5BB079C5.png" xlink:type="simple" xlink:show="embed" xlink:actuate="onLoad" draw:mime-type="image/png"/></draw:frame>çeşitli donanımların(Keyboard, Disks etc)<draw:frame draw:style-name="fr1" draw:name="Image24" text:anchor-type="char" svg:x="3.0016in" svg:y="0.2602in" svg:width="3.5728in" svg:height="2.3016in" draw:z-index="23"><draw:image xlink:href="Pictures/100000010000028C000001C45B6D5679A81239F8.png" xlink:type="simple" xlink:show="embed" xlink:actuate="onLoad" draw:mime-type="image/png"/></draw:frame> CPU’ya kesme üretmesi için kullanılır.</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PIC konseptinde konuştuğumuzda interrupt number yerine IRQ number kullanırız. <text:span text:style-name="T64">Aslında IRQ’yu bir map şeklinde interrupt number’a eşleriz. IRQ0 için bir başlangıç interrupt number seçeriz ve devamı gelir. </text:span></text:p>
      <text:p text:style-name="P84"/>
      <text:p text:style-name="P84"><text:span text:style-name="T65">İki </text:span><text:span text:style-name="T66">tane</text:span><text:span text:style-name="T65"> PIC bulunur (Master and Slave). </text:span><text:span text:style-name="T66">Master IRQ0-7 arasını yönetirken Slave IRQ8-15 arasını yönetir. </text:span><text:span text:style-name="T67">[Bu bence çokça değişen bir durum donanımdan donanıma]. </text:span></text:p>
      <text:p text:style-name="P84"/>
      <text:p text:style-name="P84"><text:span text:style-name="T69">PIC Control Ports: </text:span><text:span text:style-name="T68">Bus üzerinde bu PIC’ler nasıl konuşacağımız port bilgisi bellidir. (0x20 21 Master, 0xA0 0xA1 Slave)</text:span></text:p>
      <text:p text:style-name="P83"/>
      <text:p text:style-name="P85">PIC kesme ürettikten sonra onu bilgilendirmemiz gerekiyor kesmenin bittiğine dair. Yoksa tekrar kesme üretmeyecektir.</text:p>
      <text:p text:style-name="P85"/>
      <text:p text:style-name="P86">Burada IRQ’ları interrupt number 0x20 den başlayacak şekilde re-map edeceğiz. Bu işlemi yalnızca master PIC için yapacağız. <text:span text:style-name="T71">Neden yapıldığı aşağıda protected Mode başlığınad açıklandığı gibidir.</text:span> </text:p>
      <text:p text:style-name="P77">Buraya kadar açıklanan kısımlar biraz kafa karıştıcı olabilir (Kurstaki videodan da pek anlaşılamayabilir). Osdev wiki kaynak olarak oldukça güzel (<text:a xlink:type="simple" xlink:href="https://wiki.osdev.org/8259_PIC" text:style-name="Internet_20_link" text:visited-style-name="Visited_20_Internet_20_Link">https://wiki.osdev.org/8259_PIC</text:a>) <text:span text:style-name="T70">Hatta araştırma yapmak adına aynı siteden APIC ve IOAPIC da kesinlikle okunabilir.</text:span></text:p>
      <text:p text:style-name="P77"/>
      <text:h text:style-name="P76" text:outline-level="3"><text:bookmark-start text:name="Protected_Mode"/><draw:frame draw:style-name="fr1" draw:name="Image25" text:anchor-type="char" svg:x="-0.0417in" svg:y="0.0626in" svg:width="6.6929in" svg:height="2.1256in" draw:z-index="24"><draw:image xlink:href="Pictures/10000001000002E7000000EC601B6E6348C6D27C.png" xlink:type="simple" xlink:show="embed" xlink:actuate="onLoad" draw:mime-type="image/png"/></draw:frame><text:bookmark-end text:name="Protected_Mode"/>Protected Mode</text:h>
      <text:p text:style-name="Text_20_body">In protected mode, the IRQs 0 to 7 conflict with the CPU exception which are reserved by Intel up until 0x1F. (It was an IBM design mistake.) Consequently it is difficult to tell the difference <text:soft-page-break/>between an IRQ or an software error. It is thus recommended to change the PIC's offsets (also known as remapping the PIC) so that IRQs use non-reserved vectors. A common choice is to move them to the beginning of the available range (IRQs 0..0xF -&gt; INT 0x20..0x2F). For that, we need to set the master PIC's offset to 0x20 and the slave's to 0x28. For code examples, see below. </text:p>
      <text:p text:style-name="P77"/>
      <text:p text:style-name="P87">Buraya kadar yapılan çalışmaların çalıştığına emin olmak için denemelerimizi yapalım.</text:p>
      <text:p text:style-name="P88"/>
      <text:p text:style-name="P88"><text:tab/>| qemu-system-i386 -hda ./os.bin</text:p>
      <text:p text:style-name="P88">çalıştırdığımızda eğer klavyeden bir tuşa basarsak interrupt’ın oluştuğunu ve handler içerisindeki mesajın bastırıldığını göreceğiz. Yalnızca bir kere mesajı göreceğiz ancak bunun nedenine daha sonra geleceğiz.</text:p>
      <text:p text:style-name="P88"/>
      <text:p text:style-name="P88"/>
      <text:p text:style-name="P90">- Heap – Memory Allocation</text:p>
      <text:p text:style-name="P90"/>
      <text:p text:style-name="P90">Büyük bir RAM bölgesini paylaşımlı şekilde yönetebilmemiz gerekir. Bizim olmayan adreslere erişim yapmamalıyız. 32-bit bir sistemde en fazla 32-bit (4GB) adresine erişim yapabiliriz. (Kullanılan RAM boyutu ne olursa olsun). <text:s/>Heap ise basit şekilde çok büyük bir bellek bölgesidir. Kernel bu bellek bölgesinin yönetimini yapar. Talep edenlere bellek verir. <text:span text:style-name="T72">İşi bitenlerden geri alır.</text:span></text:p>
      <text:p text:style-name="P91"/>
      <text:p text:style-name="P91">Heap için bir başlangıç adresi belirlenir. Örneğin, 0x0100_0000. Ve yer aldıkça artan, heap bölgesinde nerede olduğumuzu gösteren bir “current address” değerimiz olur. <text:span text:style-name="T73">Malloc çağrısında </text:span><draw:frame draw:style-name="fr1" draw:name="Image26" text:anchor-type="char" svg:x="0in" svg:y="0.6957in" svg:width="6.6929in" svg:height="3.4138in" draw:z-index="25"><draw:image xlink:href="Pictures/100000010000031A00000195DB399462372B3479.png" xlink:type="simple" xlink:show="embed" xlink:actuate="onLoad" draw:mime-type="image/png"/></draw:frame><text:span text:style-name="T73">belirtilen adres kadar artırılır.</text:span></text:p>
      <text:p text:style-name="P91"/>
      <text:p text:style-name="P92">Genellikle malloc ile ayrılan alanlar 0x1000’e align olmalıdır. Bunun detayını paging ile ilgili bölümde anlatacağız. <text:span text:style-name="T74">Bu ayrılan bellekleri bir tabloda tutarız, isimine de “entry table” diyelim. Bir çeşit data pool. Örneğimizde olduğu gibi eğer bailangıç adresini 0x0100_0000 yaparsak <text:s/>ilk entry bu adreste, sonraki entry 0x0100_1000, ikinci entry ise 0x0100_2000 de bulunur. </text:span><text:span text:style-name="T75">Ancak bence bu da implementasyona göre değiş</text:span><text:span text:style-name="T76">abilir</text:span><text:span text:style-name="T75">.</text:span></text:p>
      <text:p text:style-name="P92"/>
      <text:p text:style-name="P92"><draw:frame draw:style-name="fr2" draw:name="Image27" text:anchor-type="char" svg:width="4.9634in" svg:height="2.5744in" draw:z-index="26"><draw:image xlink:href="Pictures/100000010000029B0000015AE942B77179BA8A49.png" xlink:type="simple" xlink:show="embed" xlink:actuate="onLoad" draw:mime-type="image/png"/></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3">Tabloya girdiğimiz entry’leri bu formatta sağlayabiliriz. <text:span text:style-name="T77">He entry 1 byte boyutundadır. Bunu etkili kullanmak için bitwise anlamlar yükleriz bu entry’e. Entry type’ı daha sonradan öğreneceğiz. Upper 4 flag olarak set ederiz.</text:span></text:p>
      <text:p text:style-name="P94">HAS_N: Kendinden sonraki allocate edilen bloğun bir parçası ise bu bit set edilir</text:p>
      <text:p text:style-name="P94">IF_FIRST: Allocation yapılan bölgenin ilk entry’si ise <text:span text:style-name="T78">set edilir.</text:span></text:p>
      <text:p text:style-name="P95">Bu iki bit ile allocation’ın boyutu nerede bittiğine dair bilgiyi muhafaza ederiz.</text:p>
      <text:p text:style-name="P96">Entry Types:</text:p>
      <text:p text:style-name="P96"><text:tab/>HEAP_BLOCK_TABLE_ENTRY_TAKEN: Taken and address can not be used</text:p>
      <text:p text:style-name="P96"><text:tab/>HEAP_BLOCK_TABLE_ENTRY_FREE<text:tab/>: Entry is free and can be used</text:p>
      <text:p text:style-name="P96"/>
      <text:p text:style-name="P97">Basit Malloc Algorithm</text:p>
      <text:p text:style-name="P97"><text:tab/></text:p>
      <text:p text:style-name="P97"><draw:frame draw:style-name="fr1" draw:name="Image28" text:anchor-type="char" svg:x="-0.6984in" svg:y="0.039in" svg:width="4.0528in" svg:height="1.8854in" draw:z-index="27"><draw:image xlink:href="Pictures/10000001000002EE0000015D0B9D82071EEFF51D.png" xlink:type="simple" xlink:show="embed" xlink:actuate="onLoad" draw:mime-type="image/png"/></draw:frame><draw:frame draw:style-name="fr1" draw:name="Image29" text:anchor-type="char" svg:x="3.5063in" svg:y="0.0807in" svg:width="3.8756in" svg:height="2.1693in" draw:z-index="28"><draw:image xlink:href="Pictures/10000001000002E00000019CDC7D822E3B0C947A.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draw:frame draw:style-name="fr1" draw:name="Image30" text:anchor-type="char" svg:x="1.1209in" svg:y="0.1028in" svg:width="4.4516in" svg:height="2.1154in" draw:z-index="29"><draw:image xlink:href="Pictures/10000001000002D80000015A79960C2C529A2533.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15T16:29:52.291994167</dc:date>
    <meta:editing-duration>PT10H37M18S</meta:editing-duration>
    <meta:editing-cycles>77</meta:editing-cycles>
    <meta:generator>LibreOffice/7.3.5.2$Linux_X86_64 LibreOffice_project/30$Build-2</meta:generator>
    <meta:document-statistic meta:table-count="0" meta:image-count="30" meta:object-count="0" meta:page-count="15" meta:paragraph-count="207" meta:word-count="3091" meta:character-count="22912" meta:non-whitespace-character-count="19950"/>
  </office:meta>
</office:document-meta>
</file>